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465in"/>
    </style:style>
    <style:style style:name="co4" style:family="table-column">
      <style:table-column-properties fo:break-before="auto" style:column-width="1.2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4"/>
    <style:style style:name="ce4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ce2"/>
        <table:table-column table:style-name="co2" table:default-cell-style-name="ce3"/>
        <table:table-row table:style-name="ro1"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Group B</text:p>
          </table:table-cell>
        </table:table-row>
        <table:table-row table:style-name="ro1">
          <table:table-cell office:value-type="float" office:value="1122.44774064179" calcext:value-type="float">
            <text:p>1,122.45</text:p>
          </table:table-cell>
          <table:table-cell office:value-type="float" office:value="1361.52936414946" calcext:value-type="float">
            <text:p>1,361.53</text:p>
          </table:table-cell>
        </table:table-row>
        <table:table-row table:style-name="ro1">
          <table:table-cell office:value-type="float" office:value="264.264884469134" calcext:value-type="float">
            <text:p>264.26</text:p>
          </table:table-cell>
          <table:table-cell office:value-type="float" office:value="1469.64147458347" calcext:value-type="float">
            <text:p>1,469.64</text:p>
          </table:table-cell>
        </table:table-row>
        <table:table-row table:style-name="ro1">
          <table:table-cell office:value-type="float" office:value="1183.68661475662" calcext:value-type="float">
            <text:p>1,183.69</text:p>
          </table:table-cell>
          <table:table-cell office:value-type="float" office:value="977.034584810642" calcext:value-type="float">
            <text:p>977.03</text:p>
          </table:table-cell>
        </table:table-row>
        <table:table-row table:style-name="ro1">
          <table:table-cell office:value-type="float" office:value="1406.170817375" calcext:value-type="float">
            <text:p>1,406.17</text:p>
          </table:table-cell>
          <table:table-cell office:value-type="float" office:value="1417.60052839991" calcext:value-type="float">
            <text:p>1,417.60</text:p>
          </table:table-cell>
        </table:table-row>
        <table:table-row table:style-name="ro1">
          <table:table-cell office:value-type="float" office:value="836.393509988076" calcext:value-type="float">
            <text:p>836.39</text:p>
          </table:table-cell>
          <table:table-cell office:value-type="float" office:value="987.33039843975" calcext:value-type="float">
            <text:p>987.33</text:p>
          </table:table-cell>
        </table:table-row>
        <table:table-row table:style-name="ro1">
          <table:table-cell office:value-type="float" office:value="1184.01041662682" calcext:value-type="float">
            <text:p>1,184.01</text:p>
          </table:table-cell>
          <table:table-cell office:value-type="float" office:value="1118.78872599905" calcext:value-type="float">
            <text:p>1,118.79</text:p>
          </table:table-cell>
        </table:table-row>
        <table:table-row table:style-name="ro1">
          <table:table-cell office:value-type="float" office:value="860.466102321068" calcext:value-type="float">
            <text:p>860.47</text:p>
          </table:table-cell>
          <table:table-cell office:value-type="float" office:value="1516.89305383577" calcext:value-type="float">
            <text:p>1,516.89</text:p>
          </table:table-cell>
        </table:table-row>
        <table:table-row table:style-name="ro1">
          <table:table-cell office:value-type="float" office:value="1392.02248780204" calcext:value-type="float">
            <text:p>1,392.02</text:p>
          </table:table-cell>
          <table:table-cell office:value-type="float" office:value="873.359949355842" calcext:value-type="float">
            <text:p>873.36</text:p>
          </table:table-cell>
        </table:table-row>
        <table:table-row table:style-name="ro1">
          <table:table-cell office:value-type="float" office:value="725.342897191708" calcext:value-type="float">
            <text:p>725.34</text:p>
          </table:table-cell>
          <table:table-cell office:value-type="float" office:value="1613.73128737636" calcext:value-type="float">
            <text:p>1,613.73</text:p>
          </table:table-cell>
        </table:table-row>
        <table:table-row table:style-name="ro1">
          <table:table-cell office:value-type="float" office:value="600.179199475938" calcext:value-type="float">
            <text:p>600.18</text:p>
          </table:table-cell>
          <table:table-cell office:value-type="float" office:value="1809.19497582021" calcext:value-type="float">
            <text:p>1,809.19</text:p>
          </table:table-cell>
        </table:table-row>
        <table:table-row table:style-name="ro1">
          <table:table-cell office:value-type="float" office:value="1027.12689107825" calcext:value-type="float">
            <text:p>1,027.13</text:p>
          </table:table-cell>
          <table:table-cell office:value-type="float" office:value="1313.95999802724" calcext:value-type="float">
            <text:p>1,313.96</text:p>
          </table:table-cell>
        </table:table-row>
        <table:table-row table:style-name="ro1">
          <table:table-cell office:value-type="float" office:value="540.125636498708" calcext:value-type="float">
            <text:p>540.13</text:p>
          </table:table-cell>
          <table:table-cell office:value-type="float" office:value="1642.42432654469" calcext:value-type="float">
            <text:p>1,642.42</text:p>
          </table:table-cell>
        </table:table-row>
        <table:table-row table:style-name="ro1">
          <table:table-cell office:value-type="float" office:value="1393.17194619812" calcext:value-type="float">
            <text:p>1,393.17</text:p>
          </table:table-cell>
          <table:table-cell office:value-type="float" office:value="1867.25029672929" calcext:value-type="float">
            <text:p>1,867.25</text:p>
          </table:table-cell>
        </table:table-row>
        <table:table-row table:style-name="ro1">
          <table:table-cell office:value-type="float" office:value="1118.32263548275" calcext:value-type="float">
            <text:p>1,118.32</text:p>
          </table:table-cell>
          <table:table-cell office:value-type="float" office:value="1725.62129066138" calcext:value-type="float">
            <text:p>1,725.62</text:p>
          </table:table-cell>
        </table:table-row>
        <table:table-row table:style-name="ro1">
          <table:table-cell office:value-type="float" office:value="1163.35234418744" calcext:value-type="float">
            <text:p>1,163.35</text:p>
          </table:table-cell>
          <table:table-cell office:value-type="float" office:value="1640.23998335188" calcext:value-type="float">
            <text:p>1,640.24</text:p>
          </table:table-cell>
        </table:table-row>
        <table:table-row table:style-name="ro1">
          <table:table-cell office:value-type="float" office:value="632.995896137598" calcext:value-type="float">
            <text:p>633.00</text:p>
          </table:table-cell>
          <table:table-cell office:value-type="float" office:value="1232.65594719469" calcext:value-type="float">
            <text:p>1,232.66</text:p>
          </table:table-cell>
        </table:table-row>
        <table:table-row table:style-name="ro1">
          <table:table-cell office:value-type="float" office:value="730.014064390628" calcext:value-type="float">
            <text:p>730.01</text:p>
          </table:table-cell>
          <table:table-cell office:value-type="float" office:value="2061.34038833435" calcext:value-type="float">
            <text:p>2,061.34</text:p>
          </table:table-cell>
        </table:table-row>
        <table:table-row table:style-name="ro1">
          <table:table-cell office:value-type="float" office:value="831.394814924068" calcext:value-type="float">
            <text:p>831.39</text:p>
          </table:table-cell>
          <table:table-cell office:value-type="float" office:value="1205.4055551803" calcext:value-type="float">
            <text:p>1,205.41</text:p>
          </table:table-cell>
        </table:table-row>
        <table:table-row table:style-name="ro1">
          <table:table-cell office:value-type="float" office:value="550.388792019028" calcext:value-type="float">
            <text:p>550.39</text:p>
          </table:table-cell>
          <table:table-cell office:value-type="float" office:value="1140.14275768364" calcext:value-type="float">
            <text:p>1,140.14</text:p>
          </table:table-cell>
        </table:table-row>
        <table:table-row table:style-name="ro1">
          <table:table-cell office:value-type="float" office:value="1580.29438125797" calcext:value-type="float">
            <text:p>1,580.29</text:p>
          </table:table-cell>
          <table:table-cell office:value-type="float" office:value="1590.91287182939" calcext:value-type="float">
            <text:p>1,590.91</text:p>
          </table:table-cell>
        </table:table-row>
        <table:table-row table:style-name="ro1">
          <table:table-cell office:value-type="float" office:value="1091.26403075941" calcext:value-type="float">
            <text:p>1,091.26</text:p>
          </table:table-cell>
          <table:table-cell office:value-type="float" office:value="1496.23763471405" calcext:value-type="float">
            <text:p>1,496.24</text:p>
          </table:table-cell>
        </table:table-row>
        <table:table-row table:style-name="ro1">
          <table:table-cell office:value-type="float" office:value="1300.28594386643" calcext:value-type="float">
            <text:p>1,300.29</text:p>
          </table:table-cell>
          <table:table-cell office:value-type="float" office:value="1747.67862339495" calcext:value-type="float">
            <text:p>1,747.68</text:p>
          </table:table-cell>
        </table:table-row>
        <table:table-row table:style-name="ro1">
          <table:table-cell office:value-type="float" office:value="603.736531122501" calcext:value-type="float">
            <text:p>603.74</text:p>
          </table:table-cell>
          <table:table-cell office:value-type="float" office:value="1200.517816202" calcext:value-type="float">
            <text:p>1,200.52</text:p>
          </table:table-cell>
        </table:table-row>
        <table:table-row table:style-name="ro1">
          <table:table-cell office:value-type="float" office:value="609.353501874285" calcext:value-type="float">
            <text:p>609.35</text:p>
          </table:table-cell>
          <table:table-cell office:value-type="float" office:value="2088.12389108617" calcext:value-type="float">
            <text:p>2,088.12</text:p>
          </table:table-cell>
        </table:table-row>
        <table:table-row table:style-name="ro1">
          <table:table-cell office:value-type="float" office:value="1051.26966627028" calcext:value-type="float">
            <text:p>1,051.27</text:p>
          </table:table-cell>
          <table:table-cell office:value-type="float" office:value="844.07661358436" calcext:value-type="float">
            <text:p>844.08</text:p>
          </table:table-cell>
        </table:table-row>
        <table:table-row table:style-name="ro1">
          <table:table-cell office:value-type="float" office:value="892.3032895079" calcext:value-type="float">
            <text:p>892.30</text:p>
          </table:table-cell>
          <table:table-cell office:value-type="float" office:value="1504.2845837257" calcext:value-type="float">
            <text:p>1,504.28</text:p>
          </table:table-cell>
        </table:table-row>
        <table:table-row table:style-name="ro1">
          <table:table-cell office:value-type="float" office:value="1377.57284248715" calcext:value-type="float">
            <text:p>1,377.57</text:p>
          </table:table-cell>
          <table:table-cell office:value-type="float" office:value="1036.91648429829" calcext:value-type="float">
            <text:p>1,036.92</text:p>
          </table:table-cell>
        </table:table-row>
        <table:table-row table:style-name="ro1">
          <table:table-cell office:value-type="float" office:value="945.465962798924" calcext:value-type="float">
            <text:p>945.47</text:p>
          </table:table-cell>
          <table:table-cell office:value-type="float" office:value="1336.60636010547" calcext:value-type="float">
            <text:p>1,336.61</text:p>
          </table:table-cell>
        </table:table-row>
        <table:table-row table:style-name="ro1">
          <table:table-cell office:value-type="float" office:value="1303.53331092984" calcext:value-type="float">
            <text:p>1,303.53</text:p>
          </table:table-cell>
          <table:table-cell office:value-type="float" office:value="1025.67284251807" calcext:value-type="float">
            <text:p>1,025.67</text:p>
          </table:table-cell>
        </table:table-row>
        <table:table-row table:style-name="ro1">
          <table:table-cell office:value-type="float" office:value="1534.75465595154" calcext:value-type="float">
            <text:p>1,534.75</text:p>
          </table:table-cell>
          <table:table-cell office:value-type="float" office:value="813.596201007294" calcext:value-type="float">
            <text:p>813.60</text:p>
          </table:table-cell>
        </table:table-row>
        <table:table-row table:style-name="ro1">
          <table:table-cell office:value-type="float" office:value="1048.35487950653" calcext:value-type="float">
            <text:p>1,048.35</text:p>
          </table:table-cell>
          <table:table-cell/>
        </table:table-row>
      </table:table>
      <table:table table:name="Random data generator" table:style-name="ta1">
        <table:table-column table:style-name="co3" table:default-cell-style-name="ce2"/>
        <table:table-column table:style-name="co4" table:default-cell-style-name="ce3"/>
        <table:table-column table:style-name="co2" table:default-cell-style-name="Default"/>
        <table:table-row table:style-name="ro1">
          <table:table-cell table:style-name="Default" office:value-type="string" calcext:value-type="string">
            <text:p>A random data generator for the ELV comparison scenario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Both groups are modelled as normally distributed random variables with a given mean (mu) and variance (sigma squared)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<text:span text:style-name="T1">Note in this scenario, the real difference between the population means is Δ = muB - muA = 1420 - 1000 = </text:span>420  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<text:span text:style-name="T1">This is the number we will try to estimate based on the data observed in a specific </text:span>random sample (see Data sheet).</text:p>
          </table:table-cell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2"/>
          <table:table-cell/>
        </table:table-row>
        <table:table-row table:style-name="ro1">
          <table:table-cell table:style-name="ce4" office:value-type="string" calcext:value-type="string">
            <text:p>Population parameters for Group A</text:p>
          </table:table-cell>
          <table:table-cell table:style-name="Default"/>
          <table:table-cell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string" calcext:value-type="string">
            <text:p><text:s/>= Group A mean</text:p>
          </table:table-cell>
          <table:table-cell/>
        </table:table-row>
        <table:table-row table:style-name="ro1">
          <table:table-cell table:style-name="Default" office:value-type="float" office:value="300" calcext:value-type="float">
            <text:p>300</text:p>
          </table:table-cell>
          <table:table-cell table:style-name="Default" office:value-type="string" calcext:value-type="string">
            <text:p><text:s/>= Group A standard deviation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style-name="ce4" office:value-type="string" calcext:value-type="string">
            <text:p>Population parameters for Group B</text:p>
          </table:table-cell>
          <table:table-cell/>
        </table:table-row>
        <table:table-row table:style-name="ro1">
          <table:table-cell table:style-name="Default"/>
          <table:table-cell table:style-name="Default" office:value-type="float" office:value="1420" calcext:value-type="float">
            <text:p>1420</text:p>
          </table:table-cell>
          <table:table-cell office:value-type="string" calcext:value-type="string">
            <text:p><text:s/>= Group B mean</text:p>
          </table:table-cell>
        </table:table-row>
        <table:table-row table:style-name="ro1">
          <table:table-cell table:style-name="Default"/>
          <table:table-cell table:style-name="Default" office:value-type="float" office:value="300" calcext:value-type="float">
            <text:p>300</text:p>
          </table:table-cell>
          <table:table-cell office:value-type="string" calcext:value-type="string">
            <text:p><text:s/>= group b standard deviation</text:p>
          </table:table-cell>
        </table:table-row>
        <table:table-row table:style-name="ro1" table:number-rows-repeated="5"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Group B</text:p>
          </table:table-cell>
          <table:table-cell/>
        </table:table-row>
        <table:table-row table:style-name="ro1">
          <table:table-cell table:formula="of:= NORMINV(RAND(); muA; sigma2A)" office:value-type="float" office:value="1022.85819418857" calcext:value-type="float">
            <text:p>1,022.86</text:p>
          </table:table-cell>
          <table:table-cell table:formula="of:= NORMINV(RAND(); muB; sigma2B)" office:value-type="float" office:value="1367.06570456622" calcext:value-type="float">
            <text:p>1,367.07</text:p>
          </table:table-cell>
          <table:table-cell/>
        </table:table-row>
        <table:table-row table:style-name="ro1">
          <table:table-cell table:formula="of:= NORMINV(RAND(); muA; sigma2A)" office:value-type="float" office:value="1678.33620291509" calcext:value-type="float">
            <text:p>1,678.34</text:p>
          </table:table-cell>
          <table:table-cell table:formula="of:= NORMINV(RAND(); muB; sigma2B)" office:value-type="float" office:value="1479.12503316874" calcext:value-type="float">
            <text:p>1,479.13</text:p>
          </table:table-cell>
          <table:table-cell/>
        </table:table-row>
        <table:table-row table:style-name="ro1">
          <table:table-cell table:formula="of:= NORMINV(RAND(); muA; sigma2A)" office:value-type="float" office:value="946.405753011374" calcext:value-type="float">
            <text:p>946.41</text:p>
          </table:table-cell>
          <table:table-cell table:formula="of:= NORMINV(RAND(); muB; sigma2B)" office:value-type="float" office:value="1303.39734695175" calcext:value-type="float">
            <text:p>1,303.40</text:p>
          </table:table-cell>
          <table:table-cell/>
        </table:table-row>
        <table:table-row table:style-name="ro1">
          <table:table-cell table:formula="of:= NORMINV(RAND(); muA; sigma2A)" office:value-type="float" office:value="993.092677363673" calcext:value-type="float">
            <text:p>993.09</text:p>
          </table:table-cell>
          <table:table-cell table:formula="of:= NORMINV(RAND(); muB; sigma2B)" office:value-type="float" office:value="1455.59223877592" calcext:value-type="float">
            <text:p>1,455.59</text:p>
          </table:table-cell>
          <table:table-cell/>
        </table:table-row>
        <table:table-row table:style-name="ro1">
          <table:table-cell table:formula="of:= NORMINV(RAND(); muA; sigma2A)" office:value-type="float" office:value="727.394664682913" calcext:value-type="float">
            <text:p>727.39</text:p>
          </table:table-cell>
          <table:table-cell table:formula="of:= NORMINV(RAND(); muB; sigma2B)" office:value-type="float" office:value="1194.64653096596" calcext:value-type="float">
            <text:p>1,194.65</text:p>
          </table:table-cell>
          <table:table-cell/>
        </table:table-row>
        <table:table-row table:style-name="ro1">
          <table:table-cell table:formula="of:= NORMINV(RAND(); muA; sigma2A)" office:value-type="float" office:value="799.108350070422" calcext:value-type="float">
            <text:p>799.11</text:p>
          </table:table-cell>
          <table:table-cell table:formula="of:= NORMINV(RAND(); muB; sigma2B)" office:value-type="float" office:value="1653.04229684482" calcext:value-type="float">
            <text:p>1,653.04</text:p>
          </table:table-cell>
          <table:table-cell/>
        </table:table-row>
        <table:table-row table:style-name="ro1">
          <table:table-cell table:formula="of:= NORMINV(RAND(); muA; sigma2A)" office:value-type="float" office:value="1170.3996218748" calcext:value-type="float">
            <text:p>1,170.40</text:p>
          </table:table-cell>
          <table:table-cell table:formula="of:= NORMINV(RAND(); muB; sigma2B)" office:value-type="float" office:value="1513.00606400944" calcext:value-type="float">
            <text:p>1,513.01</text:p>
          </table:table-cell>
          <table:table-cell/>
        </table:table-row>
        <table:table-row table:style-name="ro1">
          <table:table-cell table:formula="of:= NORMINV(RAND(); muA; sigma2A)" office:value-type="float" office:value="646.229997829257" calcext:value-type="float">
            <text:p>646.23</text:p>
          </table:table-cell>
          <table:table-cell table:formula="of:= NORMINV(RAND(); muB; sigma2B)" office:value-type="float" office:value="1209.49388832667" calcext:value-type="float">
            <text:p>1,209.49</text:p>
          </table:table-cell>
          <table:table-cell/>
        </table:table-row>
        <table:table-row table:style-name="ro1">
          <table:table-cell table:formula="of:= NORMINV(RAND(); muA; sigma2A)" office:value-type="float" office:value="739.680707436804" calcext:value-type="float">
            <text:p>739.68</text:p>
          </table:table-cell>
          <table:table-cell table:formula="of:= NORMINV(RAND(); muB; sigma2B)" office:value-type="float" office:value="1418.00902043095" calcext:value-type="float">
            <text:p>1,418.01</text:p>
          </table:table-cell>
          <table:table-cell/>
        </table:table-row>
        <table:table-row table:style-name="ro1">
          <table:table-cell table:formula="of:= NORMINV(RAND(); muA; sigma2A)" office:value-type="float" office:value="1485.9246520563" calcext:value-type="float">
            <text:p>1,485.92</text:p>
          </table:table-cell>
          <table:table-cell table:formula="of:= NORMINV(RAND(); muB; sigma2B)" office:value-type="float" office:value="1555.06681032876" calcext:value-type="float">
            <text:p>1,555.07</text:p>
          </table:table-cell>
          <table:table-cell/>
        </table:table-row>
        <table:table-row table:style-name="ro1">
          <table:table-cell table:formula="of:= NORMINV(RAND(); muA; sigma2A)" office:value-type="float" office:value="919.523593849726" calcext:value-type="float">
            <text:p>919.52</text:p>
          </table:table-cell>
          <table:table-cell table:formula="of:= NORMINV(RAND(); muB; sigma2B)" office:value-type="float" office:value="1968.63861603961" calcext:value-type="float">
            <text:p>1,968.64</text:p>
          </table:table-cell>
          <table:table-cell/>
        </table:table-row>
        <table:table-row table:style-name="ro1">
          <table:table-cell table:formula="of:= NORMINV(RAND(); muA; sigma2A)" office:value-type="float" office:value="1141.12483691377" calcext:value-type="float">
            <text:p>1,141.12</text:p>
          </table:table-cell>
          <table:table-cell table:formula="of:= NORMINV(RAND(); muB; sigma2B)" office:value-type="float" office:value="1306.98029117848" calcext:value-type="float">
            <text:p>1,306.98</text:p>
          </table:table-cell>
          <table:table-cell/>
        </table:table-row>
        <table:table-row table:style-name="ro1">
          <table:table-cell table:formula="of:= NORMINV(RAND(); muA; sigma2A)" office:value-type="float" office:value="787.911678501046" calcext:value-type="float">
            <text:p>787.91</text:p>
          </table:table-cell>
          <table:table-cell table:formula="of:= NORMINV(RAND(); muB; sigma2B)" office:value-type="float" office:value="1332.20551389343" calcext:value-type="float">
            <text:p>1,332.21</text:p>
          </table:table-cell>
          <table:table-cell/>
        </table:table-row>
        <table:table-row table:style-name="ro1">
          <table:table-cell table:formula="of:= NORMINV(RAND(); muA; sigma2A)" office:value-type="float" office:value="1155.17028110536" calcext:value-type="float">
            <text:p>1,155.17</text:p>
          </table:table-cell>
          <table:table-cell table:formula="of:= NORMINV(RAND(); muB; sigma2B)" office:value-type="float" office:value="1091.60139400628" calcext:value-type="float">
            <text:p>1,091.60</text:p>
          </table:table-cell>
          <table:table-cell/>
        </table:table-row>
        <table:table-row table:style-name="ro1">
          <table:table-cell table:formula="of:= NORMINV(RAND(); muA; sigma2A)" office:value-type="float" office:value="778.452245465301" calcext:value-type="float">
            <text:p>778.45</text:p>
          </table:table-cell>
          <table:table-cell table:formula="of:= NORMINV(RAND(); muB; sigma2B)" office:value-type="float" office:value="1408.88377776959" calcext:value-type="float">
            <text:p>1,408.88</text:p>
          </table:table-cell>
          <table:table-cell/>
        </table:table-row>
        <table:table-row table:style-name="ro1">
          <table:table-cell table:formula="of:= NORMINV(RAND(); muA; sigma2A)" office:value-type="float" office:value="896.015820231187" calcext:value-type="float">
            <text:p>896.02</text:p>
          </table:table-cell>
          <table:table-cell table:formula="of:= NORMINV(RAND(); muB; sigma2B)" office:value-type="float" office:value="1224.39963897821" calcext:value-type="float">
            <text:p>1,224.40</text:p>
          </table:table-cell>
          <table:table-cell/>
        </table:table-row>
        <table:table-row table:style-name="ro1">
          <table:table-cell table:formula="of:= NORMINV(RAND(); muA; sigma2A)" office:value-type="float" office:value="583.397428290075" calcext:value-type="float">
            <text:p>583.40</text:p>
          </table:table-cell>
          <table:table-cell table:formula="of:= NORMINV(RAND(); muB; sigma2B)" office:value-type="float" office:value="2075.15198620931" calcext:value-type="float">
            <text:p>2,075.15</text:p>
          </table:table-cell>
          <table:table-cell/>
        </table:table-row>
        <table:table-row table:style-name="ro1">
          <table:table-cell table:formula="of:= NORMINV(RAND(); muA; sigma2A)" office:value-type="float" office:value="473.329582123995" calcext:value-type="float">
            <text:p>473.33</text:p>
          </table:table-cell>
          <table:table-cell table:formula="of:= NORMINV(RAND(); muB; sigma2B)" office:value-type="float" office:value="1880.12311041655" calcext:value-type="float">
            <text:p>1,880.12</text:p>
          </table:table-cell>
          <table:table-cell/>
        </table:table-row>
        <table:table-row table:style-name="ro1">
          <table:table-cell table:formula="of:= NORMINV(RAND(); muA; sigma2A)" office:value-type="float" office:value="872.10317450637" calcext:value-type="float">
            <text:p>872.10</text:p>
          </table:table-cell>
          <table:table-cell table:formula="of:= NORMINV(RAND(); muB; sigma2B)" office:value-type="float" office:value="1507.1868539207" calcext:value-type="float">
            <text:p>1,507.19</text:p>
          </table:table-cell>
          <table:table-cell/>
        </table:table-row>
        <table:table-row table:style-name="ro1">
          <table:table-cell table:formula="of:= NORMINV(RAND(); muA; sigma2A)" office:value-type="float" office:value="1419.55929400024" calcext:value-type="float">
            <text:p>1,419.56</text:p>
          </table:table-cell>
          <table:table-cell table:formula="of:= NORMINV(RAND(); muB; sigma2B)" office:value-type="float" office:value="1128.59371597767" calcext:value-type="float">
            <text:p>1,128.59</text:p>
          </table:table-cell>
          <table:table-cell/>
        </table:table-row>
        <table:table-row table:style-name="ro1">
          <table:table-cell table:formula="of:= NORMINV(RAND(); muA; sigma2A)" office:value-type="float" office:value="381.184314974098" calcext:value-type="float">
            <text:p>381.18</text:p>
          </table:table-cell>
          <table:table-cell table:formula="of:= NORMINV(RAND(); muB; sigma2B)" office:value-type="float" office:value="1274.4532603023" calcext:value-type="float">
            <text:p>1,274.45</text:p>
          </table:table-cell>
          <table:table-cell/>
        </table:table-row>
        <table:table-row table:style-name="ro1">
          <table:table-cell table:formula="of:= NORMINV(RAND(); muA; sigma2A)" office:value-type="float" office:value="729.750361004959" calcext:value-type="float">
            <text:p>729.75</text:p>
          </table:table-cell>
          <table:table-cell table:formula="of:= NORMINV(RAND(); muB; sigma2B)" office:value-type="float" office:value="1347.38963337691" calcext:value-type="float">
            <text:p>1,347.39</text:p>
          </table:table-cell>
          <table:table-cell/>
        </table:table-row>
        <table:table-row table:style-name="ro1">
          <table:table-cell table:formula="of:= NORMINV(RAND(); muA; sigma2A)" office:value-type="float" office:value="883.436182912666" calcext:value-type="float">
            <text:p>883.44</text:p>
          </table:table-cell>
          <table:table-cell table:formula="of:= NORMINV(RAND(); muB; sigma2B)" office:value-type="float" office:value="1891.4320218617" calcext:value-type="float">
            <text:p>1,891.43</text:p>
          </table:table-cell>
          <table:table-cell/>
        </table:table-row>
        <table:table-row table:style-name="ro1">
          <table:table-cell table:formula="of:= NORMINV(RAND(); muA; sigma2A)" office:value-type="float" office:value="1441.07390249461" calcext:value-type="float">
            <text:p>1,441.07</text:p>
          </table:table-cell>
          <table:table-cell table:formula="of:= NORMINV(RAND(); muB; sigma2B)" office:value-type="float" office:value="1307.91828003578" calcext:value-type="float">
            <text:p>1,307.92</text:p>
          </table:table-cell>
          <table:table-cell/>
        </table:table-row>
        <table:table-row table:style-name="ro1">
          <table:table-cell table:formula="of:= NORMINV(RAND(); muA; sigma2A)" office:value-type="float" office:value="703.994077419688" calcext:value-type="float">
            <text:p>703.99</text:p>
          </table:table-cell>
          <table:table-cell table:formula="of:= NORMINV(RAND(); muB; sigma2B)" office:value-type="float" office:value="1293.93916218889" calcext:value-type="float">
            <text:p>1,293.94</text:p>
          </table:table-cell>
          <table:table-cell/>
        </table:table-row>
        <table:table-row table:style-name="ro1">
          <table:table-cell table:formula="of:= NORMINV(RAND(); muA; sigma2A)" office:value-type="float" office:value="1351.34789397824" calcext:value-type="float">
            <text:p>1,351.35</text:p>
          </table:table-cell>
          <table:table-cell table:formula="of:= NORMINV(RAND(); muB; sigma2B)" office:value-type="float" office:value="1888.84400558117" calcext:value-type="float">
            <text:p>1,888.84</text:p>
          </table:table-cell>
          <table:table-cell/>
        </table:table-row>
        <table:table-row table:style-name="ro1">
          <table:table-cell table:formula="of:= NORMINV(RAND(); muA; sigma2A)" office:value-type="float" office:value="1141.00208247107" calcext:value-type="float">
            <text:p>1,141.00</text:p>
          </table:table-cell>
          <table:table-cell table:formula="of:= NORMINV(RAND(); muB; sigma2B)" office:value-type="float" office:value="2096.04884591314" calcext:value-type="float">
            <text:p>2,096.05</text:p>
          </table:table-cell>
          <table:table-cell/>
        </table:table-row>
        <table:table-row table:style-name="ro1">
          <table:table-cell table:formula="of:= NORMINV(RAND(); muA; sigma2A)" office:value-type="float" office:value="750.010328433467" calcext:value-type="float">
            <text:p>750.01</text:p>
          </table:table-cell>
          <table:table-cell table:formula="of:= NORMINV(RAND(); muB; sigma2B)" office:value-type="float" office:value="1821.55847293192" calcext:value-type="float">
            <text:p>1,821.56</text:p>
          </table:table-cell>
          <table:table-cell/>
        </table:table-row>
        <table:table-row table:style-name="ro1">
          <table:table-cell table:formula="of:= NORMINV(RAND(); muA; sigma2A)" office:value-type="float" office:value="883.934918752816" calcext:value-type="float">
            <text:p>883.93</text:p>
          </table:table-cell>
          <table:table-cell table:formula="of:= NORMINV(RAND(); muB; sigma2B)" office:value-type="float" office:value="1321.76242589195" calcext:value-type="float">
            <text:p>1,321.76</text:p>
          </table:table-cell>
          <table:table-cell/>
        </table:table-row>
        <table:table-row table:style-name="ro1">
          <table:table-cell table:formula="of:= NORMINV(RAND(); muA; sigma2A)" office:value-type="float" office:value="961.036914653199" calcext:value-type="float">
            <text:p>961.04</text:p>
          </table:table-cell>
          <table:table-cell table:formula="of:= NORMINV(RAND(); muB; sigma2B)" office:value-type="float" office:value="1102.47730666553" calcext:value-type="float">
            <text:p>1,102.48</text:p>
          </table:table-cell>
          <table:table-cell/>
        </table:table-row>
        <table:table-row table:style-name="ro1">
          <table:table-cell table:formula="of:= NORMINV(RAND(); muA; sigma2A)" office:value-type="float" office:value="882.660125630827" calcext:value-type="float">
            <text:p>882.6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</table:table-row>
      </table:table>
      <table:named-expressions>
        <table:named-range table:name="muA" table:base-cell-address="$'Random data generator'.$A$3" table:cell-range-address="$'Random data generator'.$A$9"/>
        <table:named-range table:name="muB" table:base-cell-address="$'Random data generator'.$B$7" table:cell-range-address="$'Random data generator'.$B$13"/>
        <table:named-range table:name="sigma2A" table:base-cell-address="$'Random data generator'.$A$4" table:cell-range-address="$'Random data generator'.$A$10"/>
        <table:named-range table:name="sigma2B" table:base-cell-address="$'Random data generator'.$B$8" table:cell-range-address="$'Random data generator'.$B$1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CA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4">00/00/0000</text:date>, <text:time style:data-style-name="N2" text:time-value="20:55:51.9037764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10T22:07:28.383150174</meta:creation-date>
    <dc:date>2021-09-14T21:53:29.777483688</dc:date>
    <meta:editing-duration>PT2H14M30S</meta:editing-duration>
    <meta:editing-cycles>9</meta:editing-cycles>
    <meta:generator>LibreOffice/7.1.3.2$MacOSX_X86_64 LibreOffice_project/47f78053abe362b9384784d31a6e56f8511eb1c1</meta:generator>
    <meta:document-statistic meta:table-count="2" meta:cell-count="140" meta:object-count="0"/>
  </office:meta>
</office:document-meta>
</file>